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style>
    <style:style style:name="P11" style:family="paragraph" style:parent-style-name="Text_20_body">
      <style:paragraph-properties fo:margin-top="0in" fo:margin-bottom="0.1665in"/>
      <style:text-properties style:font-name="Arial" fo:language="en" fo:country="US" fo:font-weight="bold"/>
    </style:style>
    <style:style style:name="P12" style:family="paragraph" style:parent-style-name="Text_20_body">
      <style:paragraph-properties fo:margin-top="0in" fo:margin-bottom="0.1665in"/>
      <style:text-properties style:font-name="Arial" fo:font-size="18pt" fo:language="en" fo:country="US" fo:font-weight="bold"/>
    </style:style>
    <style:style style:name="P13" style:family="paragraph" style:parent-style-name="Text_20_body">
      <style:paragraph-properties fo:margin-top="0in" fo:margin-bottom="0.1665in"/>
      <style:text-properties style:font-name="Arial" fo:font-size="18pt" fo:font-weight="bold"/>
    </style:style>
    <style:style style:name="P14" style:family="paragraph" style:parent-style-name="Text_20_body">
      <style:paragraph-properties fo:margin-top="0in" fo:margin-bottom="0.1665in"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Text_20_body">
      <style:paragraph-properties fo:margin-left="0in" fo:margin-right="0in" fo:margin-top="0in" fo:margin-bottom="0in" fo:text-indent="1.6252in" style:auto-text-indent="false"/>
    </style:style>
    <style:style style:name="P18" style:family="paragraph" style:parent-style-name="Text_20_body">
      <style:paragraph-properties fo:margin-top="0.1654in" fo:margin-bottom="0.0835in"/>
      <style:text-properties style:font-name="Arial" fo:font-size="18pt" fo:font-weight="bold"/>
    </style:style>
    <style:style style:name="P19" style:family="paragraph" style:parent-style-name="Text_20_body">
      <style:paragraph-properties fo:margin-top="0.1654in" fo:margin-bottom="0.0835in"/>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0.578in" fo:margin-right="0in" fo:text-indent="0in" style:auto-text-indent="false"/>
    </style:style>
    <style:style style:name="P24" style:family="paragraph" style:parent-style-name="TextBody">
      <style:paragraph-properties fo:margin-left="0.5866in" fo:margin-right="0in" fo:text-indent="0in" style:auto-text-indent="false"/>
    </style:style>
    <style:style style:name="P25" style:family="paragraph" style:parent-style-name="Heading_20_1">
      <style:text-properties fo:font-size="10pt"/>
    </style:style>
    <style:style style:name="P26" style:family="paragraph" style:parent-style-name="Heading3">
      <style:text-properties fo:font-weight="bold" style:font-weight-asian="bold" style:font-weight-complex="bold"/>
    </style:style>
    <style:style style:name="P27"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8" style:family="paragraph" style:parent-style-name="_5f_TOC1">
      <style:paragraph-properties fo:margin-left="0.7102in" fo:margin-right="0in" fo:text-indent="0in" style:auto-text-indent="false">
        <style:tab-stops>
          <style:tab-stop style:position="0.2839in"/>
          <style:tab-stop style:position="6.4016in" style:type="right" style:leader-style="dotted" style:leader-text="."/>
        </style:tab-stops>
      </style:paragraph-properties>
    </style:style>
    <style:style style:name="P29" style:family="paragraph" style:parent-style-name="_5f_TOC1">
      <style:paragraph-properties fo:margin-left="0.7102in" fo:margin-right="0in" fo:text-indent="0in" style:auto-text-indent="false">
        <style:tab-stops>
          <style:tab-stop style:position="0.2744in"/>
          <style:tab-stop style:position="6.4016in" style:type="right" style:leader-style="dotted" style:leader-text="."/>
        </style:tab-stops>
      </style:paragraph-properties>
    </style:style>
    <style:style style:name="P30" style:family="paragraph" style:parent-style-name="_5f_TOC1">
      <style:paragraph-properties fo:margin-left="0.7102in" fo:margin-right="0in" fo:text-indent="0in" style:auto-text-indent="false">
        <style:tab-stops>
          <style:tab-stop style:position="0.2654in"/>
          <style:tab-stop style:position="7.1063in" style:type="right" style:leader-style="dotted" style:leader-text="."/>
        </style:tab-stops>
      </style:paragraph-properties>
    </style:style>
    <style:style style:name="P31" style:family="paragraph" style:parent-style-name="_5f_TOC1">
      <style:paragraph-properties fo:margin-left="0.7008in" fo:margin-right="0in" fo:text-indent="0in" style:auto-text-indent="false">
        <style:tab-stops>
          <style:tab-stop style:position="0.2937in"/>
          <style:tab-stop style:position="7.1063in" style:type="right" style:leader-style="dotted" style:leader-text="."/>
        </style:tab-stops>
      </style:paragraph-properties>
    </style:style>
    <style:style style:name="P32" style:family="paragraph" style:parent-style-name="_5f_TOC1">
      <style:paragraph-properties fo:margin-left="0.7008in" fo:margin-right="0in" fo:text-indent="0in" style:auto-text-indent="false">
        <style:tab-stops>
          <style:tab-stop style:position="0.3028in"/>
          <style:tab-stop style:position="7.1063in" style:type="right" style:leader-style="dotted" style:leader-text="."/>
        </style:tab-stops>
      </style:paragraph-properties>
    </style:style>
    <style:style style:name="P33" style:family="paragraph" style:parent-style-name="_5f_TOC1">
      <style:paragraph-properties fo:margin-left="0.7008in" fo:margin-right="0in" fo:text-indent="0in" style:auto-text-indent="false">
        <style:tab-stops>
          <style:tab-stop style:position="0.2937in"/>
          <style:tab-stop style:position="6.411in" style:type="right" style:leader-style="dotted" style:leader-text="."/>
        </style:tab-stops>
      </style:paragraph-properties>
    </style:style>
    <style:style style:name="P34" style:family="paragraph" style:parent-style-name="_5f_TOC1">
      <style:paragraph-properties fo:margin-left="0.6909in" fo:margin-right="0in" fo:text-indent="0in" style:auto-text-indent="false">
        <style:tab-stops>
          <style:tab-stop style:position="0.3126in"/>
          <style:tab-stop style:position="7.1063in" style:type="right" style:leader-style="dotted" style:leader-text="."/>
        </style:tab-stops>
      </style:paragraph-properties>
    </style:style>
    <style:style style:name="P35" style:family="paragraph" style:parent-style-name="_5f_TOC1">
      <style:paragraph-properties fo:margin-left="0.672in" fo:margin-right="0in" fo:text-indent="0in" style:auto-text-indent="false">
        <style:tab-stops>
          <style:tab-stop style:position="0.3311in"/>
          <style:tab-stop style:position="6.4398in" style:type="right" style:leader-style="dotted" style:leader-text="."/>
        </style:tab-stops>
      </style:paragraph-properties>
    </style:style>
    <style:style style:name="P36" style:family="paragraph" style:parent-style-name="_5f_TOC1">
      <style:paragraph-properties fo:margin-left="0.6819in" fo:margin-right="0in" fo:text-indent="0in" style:auto-text-indent="false">
        <style:tab-stops>
          <style:tab-stop style:position="0.322in"/>
          <style:tab-stop style:position="6.2638in" style:type="right" style:leader-style="dotted" style:leader-text="."/>
        </style:tab-stops>
      </style:paragraph-properties>
    </style:style>
    <style:style style:name="P37" style:family="paragraph" style:parent-style-name="_5f_TOC1">
      <style:paragraph-properties fo:margin-left="0.7102in" fo:margin-right="0.0098in" fo:text-indent="0in" style:auto-text-indent="false">
        <style:tab-stops>
          <style:tab-stop style:position="0.2744in"/>
          <style:tab-stop style:position="7.0965in" style:type="right"/>
        </style:tab-stops>
      </style:paragraph-properties>
    </style:style>
    <style:style style:name="P38" style:family="paragraph" style:parent-style-name="_5f_TOC2">
      <style:paragraph-properties>
        <style:tab-stops>
          <style:tab-stop style:position="6.1063in" style:type="right" style:leader-style="dotted" style:leader-text="."/>
        </style:tab-stops>
      </style:paragraph-properties>
    </style:style>
    <style:style style:name="P39" style:family="paragraph" style:parent-style-name="TextBody">
      <style:paragraph-properties fo:margin-left="0.7953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40" style:family="paragraph" style:parent-style-name="IPG_5f_chapter_5f_title">
      <style:paragraph-properties fo:break-before="page"/>
    </style:style>
    <style:style style:name="P41" style:family="paragraph" style:parent-style-name="IPG_5f_chapter_5f_title" style:master-page-name="_5f_ChapterStart">
      <style:paragraph-properties style:page-number="auto"/>
    </style:style>
    <style:style style:name="P42" style:family="paragraph" style:parent-style-name="_5f_PrefaceTitle" style:master-page-name="_5f_Title">
      <style:paragraph-properties style:page-number="auto"/>
    </style:style>
    <style:style style:name="P43" style:family="paragraph" style:parent-style-name="TextBody" style:list-style-name="L1"/>
    <style:style style:name="P44" style:family="paragraph" style:parent-style-name="TextBody" style:list-style-name="L2"/>
    <style:style style:name="P45" style:family="paragraph" style:parent-style-name="TextBody" style:list-style-name="L3"/>
    <style:style style:name="P46" style:family="paragraph" style:parent-style-name="TextBody" style:list-style-name="L4"/>
    <style:style style:name="P47" style:family="paragraph" style:parent-style-name="TextBody" style:list-style-name="L5"/>
    <style:style style:name="P48" style:family="paragraph" style:parent-style-name="TextBody" style:list-style-name="L10"/>
    <style:style style:name="P49" style:family="paragraph" style:parent-style-name="TextBody" style:list-style-name="L6">
      <style:paragraph-properties fo:margin-left="1.1744in" fo:margin-right="0in" fo:text-indent="-0.1701in" style:auto-text-indent="false">
        <style:tab-stops>
          <style:tab-stop style:position="-0.0098in"/>
        </style:tab-stops>
      </style:paragraph-properties>
      <style:text-properties style:font-name="Minion Pro" fo:font-size="10pt"/>
    </style:style>
    <style:style style:name="P50" style:family="paragraph" style:parent-style-name="TextBody" style:list-style-name="L6">
      <style:paragraph-properties fo:margin-left="1.1744in" fo:margin-right="0in" fo:text-indent="-0.1701in" style:auto-text-indent="false">
        <style:tab-stops>
          <style:tab-stop style:position="-0.0098in"/>
        </style:tab-stops>
      </style:paragraph-properties>
      <style:text-properties style:font-name="Minion Pro" fo:font-size="10pt"/>
    </style:style>
    <style:style style:name="P51" style:family="paragraph" style:parent-style-name="Heading1">
      <style:text-properties style:font-name="Arial" fo:font-size="18pt" fo:font-weight="bold"/>
    </style:style>
    <style:style style:name="P52" style:family="paragraph" style:parent-style-name="Heading1">
      <style:paragraph-properties fo:break-before="page"/>
    </style:style>
    <style:style style:name="P53" style:family="paragraph" style:parent-style-name="Heading1" style:list-style-name="L6" style:master-page-name="">
      <style:paragraph-properties fo:margin-left="1.0827in" fo:margin-right="0in" fo:margin-top="0.472in" fo:margin-bottom="0.1575in" fo:text-indent="0in" style:auto-text-indent="false" style:page-number="auto" fo:padding="0in" fo:border="none" style:shadow="none" fo:keep-with-next="always"/>
      <style:text-properties style:font-name="Myriad Pro" fo:font-size="17pt" fo:font-weight="bold" style:font-name-asian="HG Mincho Light J" style:font-size-asian="14pt" style:font-name-complex="Tahoma" style:font-size-complex="14pt"/>
    </style:style>
    <style:style style:name="P54"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size-asian="10.5pt" style:text-overline-style="solid" style:text-overline-width="auto" style:text-overline-color="font-color"/>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vertical-pos="top" style:vertical-rel="paragraph" style:horizontal-pos="from-left" style:horizontal-rel="paragraph-content"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top" style:vertical-rel="paragraph" style:horizontal-pos="center" style:horizontal-rel="paragraph" draw:ole-draw-aspect="1" draw:visible-area-top="0in" draw:visible-area-width="7.7575in" draw:visible-area-height="5.4657in"/>
    </style:style>
    <style:style style:name="fr10"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697in" draw:visible-area-height="5.6197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42"><text:bookmark text:name="__RefHeading__6846_1439623614"/>TinyCAD User's Manual<text:bookmark-end text:name="__RefHeading__6846_1439623614"/></text:p>
      <text:p text:style-name="P39">Version 2.80.01</text:p>
      <text:p text:style-name="P39">http://tinycad.sourceforge.net</text:p>
      <text:p text:style-name="TextBody"><draw:frame draw:style-name="fr3" draw:name="graphics1" text:anchor-type="paragraph" svg:x="-0.3063in" svg:width="6.3354in" svg:height="3.6516in" draw:z-index="43"><draw:image xlink:href="../../../../../Documents%20and%20Settings/Don%20Lucas/My%20Documents/My%20Pictures/Amp.PNG" xlink:type="simple" xlink:show="embed" xlink:actuate="onLoad"/></draw:frame></text:p>
      <text:list xml:id="list37159257" text:style-name="Outline">
        <text:list-item>
          <text:list>
            <text:list-item>
              <text:h text:style-name="P52"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37427209" text:continue-numbering="true" text:style-name="Outline">
        <text:list-item>
          <text:list>
            <text:list-item>
              <text:h text:style-name="Heading1" text:outline-level="2"><text:bookmark text:name="Credits"/><text:bookmark text:name="__RefHeading__6850_1439623614"/>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4">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3">Don Lucas<text:line-break/>Mark Langezaal<text:line-break/>Magnus Beischer<text:line-break/>Stephen Friederichs<text:line-break/>Jason Sachs<text:line-break/> Petr Hluzin</text:p>
      </text:section>
      <text:p text:style-name="TextBody"/>
      <text:p text:style-name="Heading2">Recent contributors from outside the development team:</text:p>
      <text:section text:style-name="Sect2" text:name="Section2">
        <text:p text:style-name="P23">Thomas Peterson<text:line-break/>Oleg Skydan<text:line-break/>Greg Endler</text:p>
      </text:section>
      <text:p text:style-name="_5f_PrefaceTitle"><text:bookmark text:name="Welcome to TinyCAD"/><text:bookmark text:name="__RefHeading__6204_1439623614"/>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5"/>
      <text:p text:style-name="P20">Contents</text:p>
      <text:p text:style-name="P27"><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8">Copyright 1994-1995,2002-2010 Matt Pyne.<text:tab/>2</text:p>
          <text:p text:style-name="P38">Credits<text:tab/>2</text:p>
          <text:p text:style-name="P30">1<text:tab/>Overview of TinyCAD Features<text:tab/>7</text:p>
          <text:p text:style-name="P28">2<text:tab/>Drawing a design<text:tab/>9</text:p>
          <text:p text:style-name="P38">To place symbols in to your design<text:tab/>9</text:p>
          <text:p text:style-name="P38">To wire up your design<text:tab/>9</text:p>
          <text:p text:style-name="P38">Editing your drawing<text:tab/>11</text:p>
          <text:p text:style-name="P38">Symbol attributes<text:tab/>12</text:p>
          <text:p text:style-name="P38">Automatic junction placement<text:tab/>12</text:p>
          <text:p text:style-name="P38">Advanced drawing techniques<text:tab/>13</text:p>
          <text:p text:style-name="P38">Adding power<text:tab/>13</text:p>
          <text:p text:style-name="P38">Using labels<text:tab/>14</text:p>
          <text:p text:style-name="P38">Adding buses<text:tab/>15</text:p>
          <text:p text:style-name="P38">Adding text and annotations<text:tab/>16</text:p>
          <text:p text:style-name="P38">Drawing rectangles and ellipses<text:tab/>16</text:p>
          <text:p text:style-name="P38">Drawing polygons &amp; polylines<text:tab/>16</text:p>
          <text:p text:style-name="P38">Changing the drawing order<text:tab/>17</text:p>
          <text:p text:style-name="P29">3<text:tab/>An introduction to libraries<text:tab/>19</text:p>
          <text:p text:style-name="P38">Symbol pins<text:tab/>21</text:p>
          <text:p text:style-name="P38">Multiple parts per package<text:tab/>21</text:p>
          <text:p text:style-name="P38">Creating a new symbol library<text:tab/>24</text:p>
          <text:p text:style-name="P33">4<text:tab/>Printing a design<text:tab/>27</text:p>
          <text:p text:style-name="P33">5<text:tab/>Exporting to PCB programs<text:tab/>29</text:p>
          <text:p text:style-name="P38">Use wires and symbols correctly<text:tab/>29</text:p>
          <text:p text:style-name="P38">Add the “package” attribute to all symbols<text:tab/>29</text:p>
          <text:p text:style-name="P32">6<text:tab/>Using multiple sheet schematics<text:tab/>31</text:p>
          <text:p text:style-name="P38">Using multiple sheets<text:tab/>31</text:p>
          <text:p text:style-name="P38">Using hierarchical designs<text:tab/>31</text:p>
          <text:p text:style-name="P38"><text:soft-page-break/>Using both hierarchical designs and multiple sheets<text:tab/>32</text:p>
          <text:p text:style-name="P34">7<text:tab/>Using SPICE with TinyCAD<text:tab/>33</text:p>
          <text:p text:style-name="P38">The TinyCAD SPICE system<text:tab/>33</text:p>
          <text:p text:style-name="P38">The SPICE template strings<text:tab/>35</text:p>
          <text:p text:style-name="P38">The Spice Prologue and Epilogue<text:tab/>35</text:p>
          <text:p text:style-name="P38">The SPICE RUN node<text:tab/>36</text:p>
          <text:p text:style-name="P38">The “0” net<text:tab/>36</text:p>
          <text:p text:style-name="P38">Generation of the SPICE file<text:tab/>36</text:p>
          <text:p text:style-name="P38">Advanced SPICE file generation with conditional statements<text:tab/>37</text:p>
          <text:p text:style-name="P35">8<text:tab/>Menu reference<text:tab/>39</text:p>
          <text:p text:style-name="P38">File menu<text:tab/>39</text:p>
          <text:p text:style-name="P38">Edit menu<text:tab/>42</text:p>
          <text:p text:style-name="P38">Library menu<text:tab/>45</text:p>
          <text:p text:style-name="P38">Symbol menu<text:tab/>47</text:p>
          <text:p text:style-name="P38">Special menu<text:tab/>48</text:p>
          <text:p text:style-name="P38">Options menu<text:tab/>50</text:p>
          <text:p text:style-name="P37">9<text:tab/>Toolbar reference<text:tab/>53</text:p>
          <text:p text:style-name="P38">Annotation toolbar<text:tab/>53</text:p>
          <text:p text:style-name="P38">Drawing toolbar<text:tab/>54</text:p>
          <text:p text:style-name="P38">Block toolbar <text:tab/>56</text:p>
          <text:p text:style-name="P38">Drawing toolbar<text:tab/>58</text:p>
          <text:p text:style-name="P38">File toolbar<text:tab/>62</text:p>
          <text:p text:style-name="P28">10<text:tab/>Change log<text:tab/>65</text:p>
          <text:p text:style-name="P38">Changes since version 2.80.00<text:tab/>65</text:p>
          <text:p text:style-name="P38">Changes since version 2.70.03<text:tab/>65</text:p>
          <text:p text:style-name="P38">Changes since version 2.70.00 Build 248 Beta<text:tab/>67</text:p>
          <text:p text:style-name="P38">Changes since version 2.60.01<text:tab/>67</text:p>
          <text:p text:style-name="P38">Changes since version 2.50.00<text:tab/>68</text:p>
          <text:p text:style-name="P31">11<text:tab/>Changes and/or corrections <text:tab/>69</text:p>
          <text:p text:style-name="P38">How to build TinyCAD<text:tab/>69</text:p>
          <text:p text:style-name="P36">12<text:tab/>FAQ - Frequently Asked Questions – FAQ<text:tab/>71</text:p>
        </text:index-body>
      </text:table-of-content>
      <text:p text:style-name="IndentedSingle"/>
      <text:list xml:id="list37430975" text:continue-numbering="true" text:style-name="Outline">
        <text:list-item>
          <text:h text:style-name="P40" text:outline-level="1"><text:bookmark text:name="Overview of TinyCAD’s features"/><text:bookmark text:name="__RefHeading__6856_1439623614"/>Overview of TinyCAD Features<text:bookmark-end text:name="__RefHeading__6856_1439623614"/></text:h>
        </text:list-item>
      </text:list>
      <text:p text:style-name="P16"/>
      <text:p text:style-name="P16"><draw:frame draw:style-name="fr9"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10"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37427191" text:continue-numbering="true" text:style-name="Outline">
        <text:list-item>
          <text:h text:style-name="IPG_5f_chapter_5f_title" text:outline-level="1"><text:bookmark text:name="Drawing a Design"/><text:bookmark text:name="__RefHeading__7366_1439623614"/>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37418810"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37148911" text:style-name="_5f_Tip">
        <text:list-item>
          <text:p text:style-name="P54">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37445805" text:continue-list="list37418810"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37416668" text:continue-list="list37148911" text:style-name="_5f_Tip">
        <text:list-item>
          <text:p text:style-name="P54">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37422143" text:continue-list="list37445805" text:style-name="Outline">
        <text:list-item>
          <text:list>
            <text:list-item>
              <text:h text:style-name="P52" text:outline-level="2"><text:bookmark text:name="Editing your drawing"/><text:bookmark text:name="__RefHeading__7372_1439623614"/>Editing your drawing<text:bookmark-end text:name="__RefHeading__7372_1439623614"/></text:h>
            </text:list-item>
          </text:list>
        </text:list-item>
      </text:list>
      <text:p text:style-name="TextBody"><draw:frame draw:style-name="fr4"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37447177" text:continue-numbering="true" text:style-name="Outline">
        <text:list-item>
          <text:list>
            <text:list-item>
              <text:h text:style-name="P52" text:outline-level="2"><draw:frame draw:style-name="fr5" draw:name="graphics5" text:anchor-type="paragraph" svg:width="3.2291in" svg:height="1.5882in" draw:z-index="26"><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37418498" text:continue-numbering="true" text:style-name="Outline">
        <text:list-item>
          <text:list>
            <text:list-item>
              <text:h text:style-name="Heading1" text:outline-level="2"><text:bookmark text:name="Automatic Junction placement"/><text:bookmark text:name="__RefHeading__7376_1439623614"/>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37426637" text:continue-numbering="true" text:style-name="Outline">
        <text:list-item>
          <text:list>
            <text:list-item>
              <text:h text:style-name="Heading1" text:outline-level="2"><text:bookmark text:name="Advanced drawing techniques"/><text:bookmark text:name="__RefHeading__7378_1439623614"/>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5" draw:name="graphics6" text:anchor-type="paragraph" svg:width="1.9728in" svg:height="3.1354in" draw:z-index="27"><draw:image xlink:href="Pictures/10000000000000BE0000012E1E02AB5B.png" xlink:type="simple" xlink:show="embed" xlink:actuate="onLoad"/></draw:frame></text:p>
      <text:list xml:id="list37435934" text:continue-numbering="true" text:style-name="Outline">
        <text:list-item>
          <text:list>
            <text:list-item>
              <text:h text:style-name="Heading1" text:outline-level="2"><text:bookmark text:name="Adding Power"/><text:bookmark text:name="__RefHeading__7380_1439623614"/>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37432088" text:continue-numbering="true" text:style-name="Outline">
        <text:list-item>
          <text:list>
            <text:list-item>
              <text:h text:style-name="P52" text:outline-level="2"><text:bookmark text:name="Using Labels"/><text:bookmark text:name="__RefHeading__7382_1439623614"/>Using labels<text:bookmark-end text:name="__RefHeading__7382_1439623614"/></text:h>
            </text:list-item>
          </text:list>
        </text:list-item>
      </text:list>
      <text:p text:style-name="TextBody"><draw:frame draw:style-name="fr5"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37438665" text:continue-numbering="true" text:style-name="Outline">
        <text:list-item>
          <text:list>
            <text:list-item>
              <text:h text:style-name="P52" text:outline-level="2"><text:bookmark text:name="Adding Buses"/><text:bookmark text:name="__RefHeading__7384_1439623614"/>Adding buses<text:bookmark-end text:name="__RefHeading__7384_1439623614"/></text:h>
            </text:list-item>
          </text:list>
        </text:list-item>
      </text:list>
      <text:p text:style-name="P12"/>
      <text:p text:style-name="TextBody"><draw:frame draw:style-name="fr6"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37445704" text:continue-numbering="true" text:style-name="Outline">
        <text:list-item>
          <text:list>
            <text:list-item>
              <text:h text:style-name="Heading1" text:outline-level="2"><text:bookmark text:name="Adding Text and Annotations"/><text:bookmark text:name="__RefHeading__7386_1439623614"/><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6" draw:name="graphics10" text:anchor-type="paragraph" svg:width="5.5547in" svg:height="3.8417in" draw:z-index="30"><draw:image xlink:href="Pictures/10000000000002170000017218982D96.png" xlink:type="simple" xlink:show="embed" xlink:actuate="onLoad"/></draw:frame></text:p>
      <text:list xml:id="list37423639" text:continue-numbering="true" text:style-name="Outline">
        <text:list-item>
          <text:list>
            <text:list-item>
              <text:h text:style-name="Heading1" text:outline-level="2"><text:bookmark text:name="Drawing rectangles and ellipses"/><text:bookmark text:name="__RefHeading__7388_1439623614"/>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37435400" text:continue-numbering="true" text:style-name="Outline">
        <text:list-item>
          <text:list>
            <text:list-item>
              <text:h text:style-name="Heading1" text:outline-level="2"><text:bookmark text:name="Drawing Polygons &amp; Polylines"/><text:bookmark text:name="__RefHeading__7390_1439623614"/>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37424481" text:continue-numbering="true" text:style-name="Outline">
        <text:list-item>
          <text:list>
            <text:list-item>
              <text:h text:style-name="Heading1" text:outline-level="2"><text:bookmark text:name="Changing the drawing order"/><text:bookmark text:name="__RefHeading__7392_1439623614"/>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37424412" text:continue-numbering="true" text:style-name="Outline">
        <text:list-item>
          <text:h text:style-name="P40" text:outline-level="1"><text:bookmark text:name="An Introduction to Libraries"/><text:bookmark text:name="__RefHeading__6858_1439623614"/>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7"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8"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37418805" text:continue-numbering="true" text:style-name="Outline">
        <text:list-item>
          <text:list>
            <text:list-item>
              <text:h text:style-name="Heading1" text:outline-level="2"><text:bookmark text:name="Symbol Pins"/><text:bookmark text:name="__RefHeading__6860_1439623614"/>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37422155" text:continue-numbering="true" text:style-name="Outline">
        <text:list-item>
          <text:list>
            <text:list-item>
              <text:h text:style-name="Heading1" text:outline-level="2"><text:bookmark text:name="Multiple Parts Per Package"/><text:bookmark text:name="__RefHeading__6862_1439623614"/>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8"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37431220" text:continue-numbering="true" text:style-name="Outline">
        <text:list-item>
          <text:list>
            <text:list-item>
              <text:h text:style-name="P52" text:outline-level="2"><text:bookmark text:name="Creating a new symbol library"/><text:bookmark text:name="__RefHeading__6864_1439623614"/>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6"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37427707" text:continue-numbering="true" text:style-name="Outline">
        <text:list-item>
          <text:h text:style-name="P40" text:outline-level="1"><text:bookmark text:name="Printing a Design"/><text:bookmark text:name="__RefHeading__6866_1439623614"/>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6"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37435895" text:continue-numbering="true" text:style-name="Outline">
        <text:list-item>
          <text:h text:style-name="IPG_5f_chapter_5f_title" text:outline-level="1"><text:bookmark text:name="Exporting to PCB programs"/><text:bookmark text:name="__RefHeading__6868_1439623614"/>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37171356" text:style-name="L1">
        <text:list-item>
          <text:p text:style-name="P43">Use wires and symbols correctly</text:p>
        </text:list-item>
        <text:list-item>
          <text:p text:style-name="P43">Add the “Package” attribute to symbols</text:p>
        </text:list-item>
        <text:list-item>
          <text:p text:style-name="P43">Export the netlist in a format compatible with your PCB layout program</text:p>
        </text:list-item>
      </text:list>
      <text:list xml:id="list37426238" text:continue-list="list37435895" text:style-name="Outline">
        <text:list-item>
          <text:list>
            <text:list-item>
              <text:h text:style-name="Heading1" text:outline-level="2"><text:bookmark text:name="Use wires and symbols correctly"/><text:bookmark text:name="__RefHeading__6870_1439623614"/>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37436979" text:continue-numbering="true" text:style-name="Outline">
        <text:list-item>
          <text:list>
            <text:list-item>
              <text:h text:style-name="Heading1" text:outline-level="2"><text:bookmark text:name="Add the “Package” attribute to all symbols"/><text:bookmark text:name="__RefHeading__6872_1439623614"/>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6"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6"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37429563" text:continue-numbering="true" text:style-name="Outline">
        <text:list-item>
          <text:h text:style-name="P40" text:outline-level="1"><text:bookmark text:name="Using multiple sheet schematics"/><text:bookmark text:name="__RefHeading__6874_1439623614"/>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37418060" text:continue-numbering="true" text:style-name="Outline">
        <text:list-item>
          <text:list>
            <text:list-item>
              <text:h text:style-name="Heading1" text:outline-level="2"><text:bookmark text:name="Using multiple sheets"/><text:bookmark text:name="__RefHeading__6876_1439623614"/>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37415927" text:continue-numbering="true" text:style-name="Outline">
        <text:list-item>
          <text:list>
            <text:list-item>
              <text:h text:style-name="Heading1" text:outline-level="2"><text:bookmark text:name="Using hierarchical designs"/><text:bookmark text:name="__RefHeading__6878_1439623614"/>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37438551" text:continue-numbering="true" text:style-name="Outline">
        <text:list-item>
          <text:list>
            <text:list-item>
              <text:h text:style-name="Heading1" text:outline-level="2"><text:bookmark text:name="Using both hierarchical designs and multiple sheets"/><text:bookmark text:name="__RefHeading__6880_1439623614"/>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37422929" text:continue-numbering="true" text:style-name="Outline">
        <text:list-item>
          <text:h text:style-name="IPG_5f_chapter_5f_title" text:outline-level="1"><text:bookmark text:name="Using SPICE with TinyCAD"/><text:bookmark text:name="__RefHeading__6882_1439623614"/>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37419909" text:continue-list="list37416668"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37438259" text:continue-list="list37422929" text:style-name="Outline">
        <text:list-item>
          <text:list>
            <text:list-item>
              <text:h text:style-name="Heading1" text:outline-level="2"><text:bookmark text:name="The TinyCAD SPICE system"/><text:bookmark text:name="__RefHeading__6884_1439623614"/>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37166929" text:style-name="L2">
        <text:list-item>
          <text:p text:style-name="P44">The “model” template – this is the string that is inserted into the SPICE file for every instance of the component in the circuit. </text:p>
        </text:list-item>
        <text:list-item>
          <text:p text:style-name="P44">The “prolog” template – this is the string that is inserted into the top of the SPICE file. It is only inserted once per component type. </text:p>
        </text:list-item>
        <text:list-item>
          <text:p text:style-name="P44">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37145787" text:style-name="L3">
        <text:list-item>
          <text:p text:style-name="P45">The circuit must be constructed using only SPICE enabled symbols </text:p>
        </text:list-item>
        <text:list-item>
          <text:p text:style-name="P45">The circuit must have a special “RUN” symbol (which will need to be created by you). </text:p>
        </text:list-item>
        <text:list-item>
          <text:p text:style-name="P45">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37432392" text:continue-list="list37438259" text:style-name="Outline">
        <text:list-item>
          <text:list>
            <text:list-item>
              <text:h text:style-name="P52" text:outline-level="2"><text:bookmark text:name="The SPICE template strings"/><text:bookmark text:name="__RefHeading__6886_1439623614"/>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37448166" text:continue-numbering="true" text:style-name="Outline">
        <text:list-item>
          <text:list>
            <text:list-item>
              <text:h text:style-name="Heading1" text:outline-level="2"><text:bookmark text:name="The Spice Prologue and Epilogue"/><text:bookmark text:name="__RefHeading__6888_1439623614"/>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37444336" text:continue-numbering="true" text:style-name="Outline">
        <text:list-item>
          <text:list>
            <text:list-item>
              <text:h text:style-name="P52" text:outline-level="2"><text:bookmark text:name="The SPICE Run node"/><text:bookmark text:name="__RefHeading__6890_1439623614"/>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37424356" text:continue-numbering="true" text:style-name="Outline">
        <text:list-item>
          <text:list>
            <text:list-item>
              <text:h text:style-name="Heading1" text:outline-level="2"><text:bookmark text:name="The “0” net"/><text:bookmark text:name="__RefHeading__6892_1439623614"/>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37164020" text:style-name="L4">
        <text:list-item>
          <text:p text:style-name="P46">Use a label. Any connections with a label will use the label’s name in the SPICE net </text:p>
        </text:list-item>
        <text:list-item>
          <text:p text:style-name="P46">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37429205" text:continue-list="list37424356" text:style-name="Outline">
        <text:list-item>
          <text:list>
            <text:list-item>
              <text:h text:style-name="Heading1" text:outline-level="2"><text:bookmark text:name="Generation of the SPICE file"/><text:bookmark text:name="__RefHeading__6894_1439623614"/>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37422296" text:continue-numbering="true" text:style-name="Outline">
        <text:list-item>
          <text:list>
            <text:list-item>
              <text:h text:style-name="P52" text:outline-level="2"><text:bookmark text:name="Advanced SPICE file generation with conditional statements"/><text:bookmark text:name="__RefHeading__6896_1439623614"/>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37149726" text:style-name="L5">
        <text:list-item>
          <text:p text:style-name="P47">Test to see if an attribute is defined on the symbol </text:p>
        </text:list-item>
        <text:list-item>
          <text:p text:style-name="P47">Test to see if an attribute is an empty string on the symbol </text:p>
        </text:list-item>
        <text:list-item>
          <text:p text:style-name="P47">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37417920" text:continue-list="list37422296" text:style-name="Outline">
        <text:list-item>
          <text:h text:style-name="P40" text:outline-level="1"><text:bookmark text:name="File Menu Reference"/><text:bookmark text:name="__RefHeading__6898_1439623614"/>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5"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5"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text:soft-page-break/>given. If you prefer you can enter your own size in millimeters of the page. Selecting Portrait will ensure the design is taller than it is 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37431055" text:continue-numbering="true" text:style-name="Outline">
        <text:list-item>
          <text:list>
            <text:list-item>
              <text:h text:style-name="P52" text:outline-level="2"><text:bookmark text:name="Edit menu reference"/><text:bookmark text:name="__RefHeading__6902_1439623614"/>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text:soft-page-break/>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37437569" text:continue-numbering="true" text:style-name="Outline">
        <text:list-item>
          <text:list>
            <text:list-item>
              <text:h text:style-name="P52" text:outline-level="2"><text:bookmark text:name="Library Menu Reference"/><text:bookmark text:name="__RefHeading__6904_1439623614"/>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7"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text:soft-page-break/>Also if the pin name has a number at then end of it then it too is also incremented or decremented. The Name 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37421578" text:continue-numbering="true" text:style-name="Outline">
        <text:list-item>
          <text:list>
            <text:list-item>
              <text:h text:style-name="Heading1" text:outline-level="2"><text:bookmark text:name="Symbol Menu Reference"/><text:bookmark text:name="__RefHeading__6906_1439623614"/>Symbol menu<text:bookmark-end text:name="__RefHeading__6906_1439623614"/></text:h>
            </text:list-item>
          </text:list>
        </text:list-item>
      </text:list>
      <text:list xml:id="list37445241" text:continue-list="list37419909"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37439195" text:continue-list="list37421578" text:style-name="Outline">
        <text:list-item>
          <text:list>
            <text:list-item>
              <text:h text:style-name="Heading1" text:outline-level="2"><text:bookmark text:name="Special Menu"/><text:bookmark text:name="__RefHeading__6908_1439623614"/><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text:soft-page-break/>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37434018" text:continue-numbering="true" text:style-name="Outline">
        <text:list-item>
          <text:list>
            <text:list-item>
              <text:h text:style-name="Heading1" text:outline-level="2"><text:bookmark text:name="Options Menu Reference"/><text:bookmark text:name="__RefHeading__6910_1439623614"/><text:soft-page-break/>Options menu<text:bookmark-end text:name="__RefHeading__6910_1439623614"/></text:h>
            </text:list-item>
          </text:list>
        </text:list-item>
      </text:list>
      <text:p text:style-name="Heading2">Settings</text:p>
      <text:p text:style-name="P26"><draw:frame draw:style-name="fr7"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6">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6">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6"><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37447392" text:continue-numbering="true" text:style-name="Outline">
        <text:list-item>
          <text:h text:style-name="P40" text:outline-level="1"><text:bookmark text:name="Annotation Toolbar reference"/><text:bookmark text:name="__RefHeading__6912_1439623614"/>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37417257" text:continue-numbering="true" text:style-name="Outline">
        <text:list-item>
          <text:list>
            <text:list-item>
              <text:h text:style-name="P51" text:outline-level="2"><text:bookmark text:name="Drawing Toolbar reference"/><text:bookmark text:name="__RefHeading__6916_1439623614"/>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37418339" text:continue-numbering="true" text:style-name="Outline">
        <text:list-item>
          <text:list>
            <text:list-item>
              <text:h text:style-name="P52" text:outline-level="2"><text:bookmark text:name="Block Toolbar reference"/><text:bookmark text:name="__RefHeading__6918_1439623614"/>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text:soft-page-break/>correct the mistake of placing a component the wrong way round, as it and all its connections can be rotated.</text:p>
      <text:p text:style-name="TextBody">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37419153" text:continue-numbering="true" text:style-name="Outline">
        <text:list-item>
          <text:list>
            <text:list-item>
              <text:h text:style-name="P52" text:outline-level="2"><text:bookmark text:name="Drawing Toolbar reference 2"/><text:bookmark text:name="__RefHeading__6920_1439623614"/>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text:soft-page-break/>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text:soft-page-break/>Wires cannot be edited, but they can be moved, dragged or deleted.</text:p>
      <text:p text:style-name="TextBody">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37426377" text:continue-list="list37445241" text:style-name="_5f_Tip">
        <text:list-item>
          <text:p text:style-name="Tip">You may also use the scroll-wheel to zoom.</text:p>
        </text:list-item>
      </text:list>
      <text:list xml:id="list37425027" text:continue-list="list37419153" text:style-name="Outline">
        <text:list-item>
          <text:list>
            <text:list-item>
              <text:h text:style-name="P52" text:outline-level="2"><text:bookmark text:name="File Toolbar reference"/><text:bookmark text:name="__RefHeading__6922_1439623614"/>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37433366"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Changes since version 2.80.00</text:h>
            </text:list-item>
          </text:list>
        </text:list-item>
      </text:list>
      <text:list xml:id="list37143988" text:style-name="L6">
        <text:list-item>
          <text:p text:style-name="P49">Bug Fix #3085720 - Fixed problems involving the No-Connect pin or the No-Connect net markers failing to warn if they are connected to output pins or to each other.</text:p>
        </text:list-item>
        <text:list-item>
          <text:p text:style-name="P49">Bug Fix #3085512 - Additional fixes to the DEL key problem</text:p>
        </text:list-item>
        <text:list-item>
          <text:p text:style-name="P49">New Feature: <text:s/>Some of the more important choices in the annotation dialog choices are now stored in the Windows Registry.</text:p>
        </text:list-item>
        <text:list-item>
          <text:p text:style-name="P49">Bug Fix #3086798 - Hierarchical designs not compatible between 2.80 and 2.70. <text:s/>Hierarchical designs from older versions of TinyCAD will now work in newer versions of TinyCAD.</text:p>
        </text:list-item>
        <text:list-item>
          <text:p text:style-name="P49">Bug Fix 3089306 - Temporary fix for problem with hidden power pins connecting with net lines based on X/Y coordinate match. <text:s/>This does not solve the problem of symbols with hidden pins connecting with hidden pins from other symbols because this temporary solution simply moves the pins away from the drawing area by a fixed amount. <text:s/>Hidden pins that were on top of each other prior to the translations will still be on top of each other after the translation. <text:s/>They simply won't connect with any visible net lines.</text:p>
        </text:list-item>
        <text:list-item>
          <text:p text:style-name="P49">Bug fix 3089316 - Annotating multi-gate parts changes symbol origin.</text:p>
        </text:list-item>
        <text:list-item>
          <text:p text:style-name="P49">Bug Fix 3088063 - Auto-incrementing a pin number from 99 to 100 crashes.</text:p>
        </text:list-item>
        <text:list-item>
          <text:p text:style-name="P49">Bug Fix #3089312 - Various annotation commands don't participate in undo/redo.</text:p>
        </text:list-item>
        <text:list-item>
          <text:p text:style-name="P49">Bug Fix #3067069 - Incomplete deleting of text and label.</text:p>
        </text:list-item>
        <text:list-item>
          <text:p text:style-name="P49">Bug Fix #2903136 - DEL key not working.</text:p>
        </text:list-item>
        <text:list-item>
          <text:p text:style-name="P49">New Feature: <text:s/>Symbol picker now sorts the symbols before displaying them.</text:p>
        </text:list-item>
        <text:list-item>
          <text:p text:style-name="P49">New Feature: <text:s/>Added the FAQ list to the Help file.</text:p>
        </text:list-item>
        <text:list-item>
          <text:p text:style-name="P49">New Feature: <text:s/>Added the LGPL Version 2.1 license text to the license file for easy reference.</text:p>
        </text:list-item>
        <text:list-item>
          <text:p text:style-name="P49">Bug Fix #2548253 - Disable the "No Connect" button when editing symbols</text:p>
        </text:list-item>
      </text:list>
      <text:list xml:id="list37445652" text:continue-list="list37433366" text:style-name="L6">
        <text:list-item>
          <text:list>
            <text:list-item>
              <text:h text:style-name="P53" text:outline-level="2"><text:soft-page-break/>Changes since version 2.70.03</text:h>
            </text:list-item>
          </text:list>
        </text:list-item>
      </text:list>
      <text:list xml:id="list37424963" text:continue-list="list37143988" text:style-name="L6">
        <text:list-item>
          <text:p text:style-name="P49">Feature Requests #2722995 implemented. <text:s/>Message now says that "This file was not created in TinyCAD.".</text:p>
        </text:list-item>
        <text:list-item>
          <text:p text:style-name="P49">Feature Requests #3015178 implemented. <text:s/>Now all menu items that open a dialog box end with "..." as is customary in Windows and other modern GUI's.</text:p>
        </text:list-item>
        <text:list-item>
          <text:p text:style-name="P49">Feature Requests #3015564,2794990,2798597 implemented. <text:s/>The library panel is now tree based and clearly displays the name of every library and symbol in an outline format. <text:s/>It is no longer necessary to select showing one library at a time or all of them (flattened). <text:s/>All libraries are always shown plus a recent selections virtual librarary. <text:s/>Click on the ‘+’ sign in front of the library name to view and select the contents of the library.</text:p>
        </text:list-item>
        <text:list-item>
          <text:p text:style-name="P49">Bug Fix #xxxxxxx implemented. <text:s/>Crashes no longer occur when accessing members of the most frequently used library symbol list. <text:s/>Now if an entry becomes obsolete, it is removed from the list so that it can't be selected.</text:p>
        </text:list-item>
        <text:list-item>
          <text:p text:style-name="P49">Bug Fix #2782974,2633697 implemented. <text:s/>Corrected the misspelling of the word "Annotate" across all files.</text:p>
        </text:list-item>
        <text:list-item>
          <text:p text:style-name="P49">Bug Fix #xxxxxxx implemented. <text:s/>Corrected the misspelling of the word "Hierarchical" across all files. <text:s/>As a consequence of this type fix, new TinyCAD design files that contain hierarchical symbols cannot be read by older versions of TinyCAD, but newer versions of TinyCAD will still be able to read older design files.</text:p>
        </text:list-item>
        <text:list-item>
          <text:p text:style-name="P49">Bug Fix #??????? implemented. <text:s/>Extended the design rule checker to include tests for non-case distinct net names, unassigned reference designators, and nets with multiple names.</text:p>
        </text:list-item>
        <text:list-item>
          <text:p text:style-name="P49">Feature Addition: <text:s/>The ERC list box now pans the selected ERC marker into the middle of the currently open editing window. <text:s/>In addition, all ERC messages now list pertinent information about the object in question such as reference designator, XY coordinate, pin number, net name, etc.</text:p>
        </text:list-item>
        <text:list-item>
          <text:p text:style-name="P49">Bug Fix #??????? implemented. <text:s/>ERC markers will now always appear highlighted when selected. <text:s/>Previously, if several ERC markers were present on the same object, only the marker on top would highlight, making it very difficult to tell where some ERC markers were located.</text:p>
        </text:list-item>
        <text:list-item>
          <text:p text:style-name="P49">Bug Fix #3058944, 2887870 implemented. <text:s/>The MSVC runtime library is now installed by the installer.</text:p>
        </text:list-item>
        <text:list-item>
          <text:p text:style-name="P49">Bug Fix #2870991 implemented. <text:s/>This change fixes the netlist problem that caused it to not generate the correct netlist when multiple labels were attached to the same net AND the net extended across multiple pages with different names on different pages.</text:p>
        </text:list-item>
        <text:list-item>
          <text:p text:style-name="P49">Bug Fix #2370118 implemented. <text:s/>This fix removes the limit on the the number of characters allowed in the sum of all library names from 2048 to the maximum permitted by Windows. <text:s/>This new number will vary depending on the native language selected for use on Windows. <text:s/>The most common Unicode languages use 16 bit wide characters while some Asian languages require 32 bit wide characters. <text:s/>While TinyCAD will still "forget" all of the library names if this new limit is exceeded, it is now large enough to include more than 100 libraries in the default location in the longest of Unicode character sets, so this problem is effectively behind us. <text:s/>Technically, Windows XP and newer (Vista, Windows 7) have a length limitation for the value of a registry key limited only by available memory while Windows 98 is lower, somewhere around 16K bytes. <text:s/>For 16 bit wide characters, this means that Windows 98 will limit to 8K characters while newer versions are effectively only limited by available memory/2.</text:p>
        </text:list-item>
        <text:list-item>
          <text:p text:style-name="P49">Bug Fix #??????? implemented. <text:s/>The No-Connect marker is now disabled when editing a symbol.</text:p>
        </text:list-item>
        <text:list-item>
          <text:p text:style-name="P49">Bug Fix #3067069 implemented. <text:s/>For power objects and labels, the accelerator keys now delete, cut, copy , and paste the object right after selecting it.</text:p>
        </text:list-item>
        <text:list-item>
          <text:p text:style-name="P49">Feature Addition: <text:s/>A "Re-Check" button has been added to the ERC message box to permit rechecking the design after changes have been made without having to go through the dialog again.</text:p>
        </text:list-item>
        <text:list-item>
          <text:p text:style-name="P49"><text:soft-page-break/>Feature Addition: <text:s/>ERC "not connected" warnings have been eliminated for pins of type "not-connected".</text:p>
        </text:list-item>
      </text:list>
      <text:list xml:id="list37431234" text:continue-list="list37445652" text:style-name="Outline">
        <text:list-item>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list xml:id="list37421534" text:continue-list="list37424963" text:style-name="L6">
        <text:list-item>
          <text:p text:style-name="P49">Added .TCLib (SQLite3) format libraries to the installer.</text:p>
        </text:list-item>
        <text:list-item>
          <text:p text:style-name="P49">Added a very large number of libraries that have been organized and cleaned up by Stephen Friederichs. <text:s/>Many of these new symbols include footprint references suitable for FreePCB.</text:p>
        </text:list-item>
        <text:list-item>
          <text:p text:style-name="P49">Added XML format netlist capability. <text:s/>This is an advanced method of identifying the information in a parts list and netlist <text:s/>that makes it easier to write your own custom formatter or use the data in another program more easily.</text:p>
        </text:list-item>
        <text:list-item>
          <text:p text:style-name="P49">Added improved pin name and number auto-increment capability to provide better support for alpha-numeric pin names and numbers. <text:s/>Thanks Thomas Peterson!</text:p>
        </text:list-item>
        <text:list-item>
          <text:p text:style-name="P49">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list-item>
        <text:list-item>
          <text:p text:style-name="P49">Added new PDF format user's manual. <text:s/>Thanks Greg Endler!</text:p>
        </text:list-item>
        <text:list-item>
          <text:p text:style-name="P49">Fixed the long broken help file pictures and re-enabled the text search function.</text:p>
        </text:list-item>
      </text:list>
      <text:list xml:id="list37423046" text:continue-list="list37431234" text:style-name="Outline">
        <text:list-item>
          <text:list>
            <text:list-item>
              <text:h text:style-name="Heading1" text:outline-level="2"><text:bookmark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New features</text:p>
      <text:list xml:id="list37420188" text:continue-list="list37421534" text:style-name="L6">
        <text:list-item>
          <text:p text:style-name="P49">Modified the TinyCAD source to support Visual Studio 2003, 2005, or 2008 to be more convenient to developers who have newer or older versions of Visual Studio.</text:p>
        </text:list-item>
        <text:list-item>
          <text:p text:style-name="P49">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list-item>
        <text:list-item>
          <text:p text:style-name="P49">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list-item>
        <text:list-item>
          <text:p text:style-name="P49">Updated dao360.dll to a newer build that includes the version information (necessary for newer version of NSIS installer). Note that this is only a newer build, not a new version as this was already the most recent <text:soft-page-break/>version.</text:p>
        </text:list-item>
        <text:list-item>
          <text:p text:style-name="P49">Extensive changes to "for (int i=xxx" type statements to comply with newer ANSI C++ standards that changed the scope of index variables declared within for loops. </text:p>
        </text:list-item>
        <text:list-item>
          <text:p text:style-name="P49">Changed one iterator style for loop that no longer complied with the newer ANSI C++ standards. </text:p>
        </text:list-item>
        <text:list-item>
          <text:p text:style-name="P49">Modified code that received warnings due to mixing signed and unsigned variables by adding casts where necessary and type changes where appropriate so that no warnings are now produced when compiling with warnings level #3.</text:p>
        </text:list-item>
        <text:list-item>
          <text:p text:style-name="P49">Added the complements of the 3 existing Spice conditional macros so that both the normal and the "not" versions are available now.</text:p>
        </text:list-item>
      </text:list>
      <text:p text:style-name="Heading2">Bug fixes</text:p>
      <text:list xml:id="list37421291" text:continue-numbering="true" text:style-name="L6">
        <text:list-item>
          <text:p text:style-name="P49">Fixed crash that resulted when you attempt to backspace over the line thickness field when editing a schematic line.</text:p>
        </text:list-item>
        <text:list-item>
          <text:p text:style-name="P49">Fixed inconsistent line endings problem with the Spice netlist file and the XML file outputs.</text:p>
        </text:list-item>
      </text:list>
      <text:p text:style-name="Heading2">Known Bugs</text:p>
      <text:p text:style-name="TextBody">All known bugs are tracked at the TinyCAD Bug Tracker on SourceForge.net.</text:p>
      <text:list xml:id="list37431363" text:continue-list="list37423046" text:style-name="Outline">
        <text:list-item>
          <text:list>
            <text:list-item>
              <text:h text:style-name="Heading1" text:outline-level="2"><text:bookmark text:name="__RefHeading__6212_1439623614"/>Changes since version 2.50.00<text:bookmark-end text:name="__RefHeading__6212_1439623614"/></text:h>
            </text:list-item>
          </text:list>
        </text:list-item>
      </text:list>
      <text:p text:style-name="Heading2">New features</text:p>
      <text:list xml:id="list37437289" text:continue-list="list37421291" text:style-name="L6">
        <text:list-item>
          <text:p text:style-name="P49">Homogeneous and Heterogeneous symbol support.</text:p>
        </text:list-item>
        <text:list-item>
          <text:p text:style-name="P49">Show power pins on a symbol.</text:p>
        </text:list-item>
        <text:list-item>
          <text:p text:style-name="P49">New pin shape with the name above instead of at the end of the line.</text:p>
        </text:list-item>
      </text:list>
      <text:p text:style-name="Heading2">Bug fixes</text:p>
      <text:list xml:id="list37426342" text:continue-numbering="true" text:style-name="L6">
        <text:list-item>
          <text:p text:style-name="P49">Improved handling of delete so it should crash less!</text:p>
        </text:list-item>
        <text:list-item>
          <text:p text:style-name="P49">Internally switched to a Unicode application for better handling of international character sets.</text:p>
        </text:list-item>
        <text:list-item>
          <text:p text:style-name="P49">Better placement of symbols so that they should remain in the same place after saving and reloading.</text:p>
        </text:list-item>
      </text:list>
      <text:list xml:id="list37437010" text:continue-list="list37431363" text:style-name="Outline">
        <text:list-item>
          <text:h text:style-name="P40"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37427421" text:continue-numbering="true" text:style-name="Outline">
        <text:list-item>
          <text:list>
            <text:list-item>
              <text:h text:style-name="Heading1" text:outline-level="2"><text:bookmark text:name="How to Build TinyCAD"/><text:bookmark text:name="__RefHeading__6854_1439623614"/>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37439367" text:continue-numbering="true" text:style-name="Outline">
        <text:list-item>
          <text:h text:style-name="P41" text:outline-level="1">FAQ - Frequently Asked Questions – FAQ</text:h>
        </text:list-item>
      </text:list>
      <text:list xml:id="list37145166" text:style-name="L10">
        <text:list-item>
          <text:p text:style-name="P48"><text:span text:style-name="T14">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48"><text:span text:style-name="T14">Q. <text:s/></text:span>How do I enter a pin name or other text if I want a bar over the text to signify the NOT function?<text:line-break/><text:line-break/><text:span text:style-name="T14">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15">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48"><text:span text:style-name="T14">Q. <text:s/></text:span>When I create a new symbol and I want to save it to my Lib it does not allow me to change the name when I'm clicking on add name. <text:s/>How do I give it the name that I want?<text:line-break/><text:line-break/><text:span text:style-name="T14">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s/><text:line-break/><text:soft-page-break/><text:line-break/>If you edit a symbol and change its 'Name' parameter it does not create a copy when you '[Store]' it, just the symbol name changes. <text:s/><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DejaVu Sans"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2"/>
      </text:list-level-style-bullet>
      <text:list-level-style-bullet text:level="2" text:style-name="Zeichenformat" style:num-suffix="." text:bullet-char="▼">
        <style:list-level-properties text:space-before="-0.7874in" text:min-label-width="0.3937in" text:min-label-distance="0.1575in" fo:text-align="end"/>
        <style:text-properties style:font-name="Arial2"/>
      </text:list-level-style-bullet>
      <text:list-level-style-bullet text:level="3" text:style-name="Zeichenformat" style:num-suffix="." text:bullet-char="▼">
        <style:list-level-properties text:space-before="-1.1811in" text:min-label-width="0.3937in" text:min-label-distance="0.1575in" fo:text-align="end"/>
        <style:text-properties style:font-name="Arial2"/>
      </text:list-level-style-bullet>
      <text:list-level-style-bullet text:level="4" text:style-name="Zeichenformat" style:num-suffix="." text:bullet-char="▼">
        <style:list-level-properties text:space-before="-1.5748in" text:min-label-width="0.3937in" text:min-label-distance="0.1575in" fo:text-align="end"/>
        <style:text-properties style:font-name="Arial2"/>
      </text:list-level-style-bullet>
      <text:list-level-style-bullet text:level="5" text:style-name="Zeichenformat" style:num-suffix="." text:bullet-char="▼">
        <style:list-level-properties text:space-before="-1.9689in" text:min-label-width="0.3937in" text:min-label-distance="0.1575in" fo:text-align="end"/>
        <style:text-properties style:font-name="Arial2"/>
      </text:list-level-style-bullet>
      <text:list-level-style-bullet text:level="6" text:style-name="Zeichenformat" style:num-suffix="." text:bullet-char="▼">
        <style:list-level-properties text:space-before="-2.3626in" text:min-label-width="0.3937in" text:min-label-distance="0.1575in" fo:text-align="end"/>
        <style:text-properties style:font-name="Arial2"/>
      </text:list-level-style-bullet>
      <text:list-level-style-bullet text:level="7" text:style-name="Zeichenformat" style:num-suffix="." text:bullet-char="▼">
        <style:list-level-properties text:space-before="-2.7563in" text:min-label-width="0.3937in" text:min-label-distance="0.1575in" fo:text-align="end"/>
        <style:text-properties style:font-name="Arial2"/>
      </text:list-level-style-bullet>
      <text:list-level-style-bullet text:level="8" text:style-name="Zeichenformat" style:num-suffix="." text:bullet-char="▼">
        <style:list-level-properties text:space-before="-3.15in" text:min-label-width="0.3937in" text:min-label-distance="0.1575in" fo:text-align="end"/>
        <style:text-properties style:font-name="Arial2"/>
      </text:list-level-style-bullet>
      <text:list-level-style-bullet text:level="9" text:style-name="Zeichenformat" style:num-suffix="." text:bullet-char="▼">
        <style:list-level-properties text:space-before="-3.5437in" text:min-label-width="0.3937in" text:min-label-distance="0.1575in" fo:text-align="end"/>
        <style:text-properties style:font-name="Arial2"/>
      </text:list-level-style-bullet>
      <text:list-level-style-bullet text:level="10" text:style-name="Zeichenformat" style:num-suffix="."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7008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49</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FAQ - Frequently Asked Questions – FAQ</text:chapter></text:p>
      </style:header>
      <style:footer>
        <text:p text:style-name="_5f_FooterLeft"><text:page-number text:select-page="current">49</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FAQ - Frequently Asked Questions – FAQ</text:chapter></text:p>
      </style:header>
      <style:footer>
        <text:p text:style-name="_5f_FooterRight">Chapter <text:chapter text:display="number" text:outline-level="1">8</text:chapter> <text:span text:style-name="MT1">·</text:span> <text:chapter text:display="name" text:outline-level="1">Menu reference</text:chapter><text:tab/><text:page-number text:select-page="current">49</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7"><draw:text-box><text:p text:style-name="MP1"><text:span text:style-name="_5f_ChapterNo"><text:span text:style-name="MT2"><text:chapter text:display="number" text:outline-level="1">1</text:chapter></text:span></text:span></text:p></draw:text-box></draw:frame><draw:frame draw:style-name="Mfr2" draw:name="frameChapterHeader" text:anchor-type="paragraph" svg:x="0.0783in" svg:y="0.6102in" svg:width="2.8346in" svg:height="0.3346in" draw:z-index="19"><draw:text-box><text:p text:style-name="MP2"><text:span text:style-name="MT3"></text:span><text:span text:style-name="MT4"><text:tab/></text:span>Chapter <text:chapter text:display="number" text:outline-level="1">1</text:chapter></text:p></draw:text-box></draw:frame></text:p>
      </style:header>
      <style:footer>
        <text:p text:style-name="_5f_FooterChapterStart"><text:page-number text:select-page="current">49</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49</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49</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49</text:page-number></text:p>
      </style:footer>
    </style:master-page>
    <style:master-page style:name="_5f_ContentsRight" style:display-name="_ContentsRight" style:page-layout-name="Mpm14" style:next-style-name="_5f_ContentsLeft"/>
    <style:master-page style:name="HTML"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inyCAD user manual</dc:title>
    <dc:description>
</dc:description>
    <dc:subject>Version 2.70.02,August 2010</dc:subject>
    <meta:creation-date>2008-10-14T11:35:16</meta:creation-date>
    <dc:date>2010-10-18T17:31:43.61</dc:date>
    <meta:editing-cycles>246</meta:editing-cycles>
    <meta:editing-duration>PT24H42M33S</meta:editing-duration>
    <meta:document-statistic meta:table-count="0" meta:image-count="18" meta:object-count="2" meta:page-count="72" meta:paragraph-count="762" meta:word-count="18124" meta:character-count="99131"/>
    <meta:user-defined meta:name="Book Title">TinyCAD user manual version 2.70.02</meta:user-defined>
    <meta:user-defined meta:name="Part No"/>
    <meta:user-defined meta:name="Publication Date">August 2010</meta:user-defined>
    <meta:user-defined meta:name="Subtitle"/>
  </office:meta>
</office:document-meta>
</file>